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font-size="10pt"/>
    </style:style>
    <style:style style:name="P2" style:family="paragraph" style:parent-style-name="Normal">
      <style:text-properties fo:font-size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program ::= <text:tab/>funcs<text:tab/>{ funcs.inlist = new list; # program.list = funcs.outlist;}</text:p>
        <text:p text:style-name="P1">funcs ::= <text:tab/>func funcs_1<text:tab/>{ funcs_1.inlist = funcs.inlist; # funcs_1.inlist.add(func.node); # funcs.outlist = funcs_1.outlist; }</text:p>
        <text:p text:style-name="P1"><text:tab/><text:tab/>| ε<text:tab/>{ funcs.outlist = funcs.inlist;}</text:p>
        <text:p text:style-name="P1">func ::= <text:tab/><text:tab/>def type id ( optparams ) func'</text:p>
        <text:p text:style-name="P1">func' ::= <text:s text:c="6"/><text:tab/>block | ;</text:p>
        <text:p text:style-name="P1">optparams ::= <text:tab/>params | ε </text:p>
        <text:p text:style-name="P1">params ::= <text:tab/>type id params'</text:p>
        <text:p text:style-name="P1">params' ::=<text:tab/>, params | ε </text:p>
        <text:p text:style-name="P1">block ::= <text:tab/>{ decls stmts } </text:p>
        <text:p text:style-name="P1">decls ::= <text:tab/>decl decls | ε </text:p>
        <text:p text:style-name="P1">decl ::= <text:tab/><text:tab/>type id ; </text:p>
        <text:p text:style-name="P1">type ::= <text:tab/><text:tab/>basic type' <text:tab/>{ type'.type = basic.type }</text:p>
        <text:p text:style-name="P1"><text:tab/><text:tab/>| record { decls } type'<text:tab/>{ type'.type = record.node }</text:p>
        <text:p text:style-name="P1">type' ::=<text:tab/><text:tab/>[ num ] type' | ε</text:p>
        <text:p text:style-name="P1">stmts ::=<text:tab/>stmt stmts | ε </text:p>
        <text:p text:style-name="P1">stmt ::= <text:tab/>assign ; </text:p>
        <text:p text:style-name="P1"><text:tab/><text:tab/>| if ( assign ) stmt stmt'</text:p>
        <text:p text:style-name="P1"><text:tab/><text:tab/>| while ( assign ) stmt </text:p>
        <text:p text:style-name="P1"><text:tab/><text:tab/>| do stmt while ( assign ) ; </text:p>
        <text:p text:style-name="P1"><text:tab/><text:tab/>| break ; </text:p>
        <text:p text:style-name="P1"><text:tab/><text:tab/>| return stmt''</text:p>
        <text:p text:style-name="P1"><text:tab/><text:tab/>| print loc ; </text:p>
        <text:p text:style-name="P1"><text:tab/><text:tab/>| block </text:p>
        <text:p text:style-name="P1">stmt' ::= <text:s text:c="6"/><text:tab/>else stmt | ε </text:p>
        <text:p text:style-name="P1">stmt'' ::= <text:s text:c="5"/><text:tab/>loc ; | ;</text:p>
        <text:p text:style-name="P1">loc ::= <text:tab/><text:tab/>id loc'' </text:p>
        <text:p text:style-name="P1">loc' ::= <text:s text:c="7"/><text:tab/>.id | [ assign ]</text:p>
        <text:p text:style-name="P1">loc'' ::= <text:s text:c="6"/><text:tab/>loc' loc'' | ε </text:p>
        <text:p text:style-name="P1">assign ::= <text:tab/>bool assign'</text:p>
        <text:p text:style-name="P1">assign' ::=<text:tab/>= assign assign' | ε </text:p>
        <text:p text:style-name="P1">bool ::= <text:tab/>join bool'</text:p>
        <text:p text:style-name="P1">bool' ::=<text:tab/><text:tab/>|| join bool' | ε </text:p>
        <text:p text:style-name="P1">join ::= <text:tab/><text:tab/>equality join'</text:p>
        <text:p text:style-name="P1">join' ::= <text:tab/><text:tab/>&amp;&amp; equality join' | ε </text:p>
        <text:p text:style-name="P1">equality ::= <text:tab/>rel equality'</text:p>
        <text:p text:style-name="P1">equality' ::=<text:tab/>== rel equality' | != rel equality' | ε </text:p>
        <text:p text:style-name="P1">rel ::= <text:tab/><text:tab/>expr <text:s/>rel' <text:s/></text:p>
        <text:p text:style-name="P1">rel' ::=<text:tab/><text:tab/>&lt; expr | &lt;= expr | &gt;= expr | &gt; expr | <text:s/>ε</text:p>
        <text:p text:style-name="P1">expr ::= <text:tab/>term expr'<text:tab/>{ expr‘.inh = term.node; expr.node = expr‘.syn}</text:p>
        <text:p text:style-name="P1">expr' ::=<text:tab/>+ term expr_1' <text:tab/>{ expr_1‘.inh = new Node(‚+‘, expr‘.inh, term.node); expr‘.syn = expr_1'.syn; }</text:p>
        <text:p text:style-name="P1"><text:tab/><text:tab/>| - term expr_1' { expr_1‘.inh = new Node(‚-‘, expr‘.inh, term.node); expr‘.syn = expr_1'.syn; }</text:p>
        <text:p text:style-name="P1"><text:tab/><text:tab/>| ε <text:tab/><text:tab/>{ expr‘.syn = expr‘.inh; }</text:p>
        <text:p text:style-name="P1">term ::= <text:tab/>unary term'<text:tab/>{ term‘.inh = unary.node; term.node = term‘.syn}</text:p>
        <text:p text:style-name="P1">term' ::=<text:tab/>* unary term' <text:tab/>{ term_1‘.inh = new Node(‚*‘, term‘.inh, unary.node); term‘.syn = term_1'.syn; }</text:p>
        <text:p text:style-name="P1"><text:tab/><text:tab/>| / unary term' <text:tab/>{ term_1‘.inh = new Node(‚/‘, term‘.inh, unary.node); term‘.syn = term_1'.syn; }</text:p>
        <text:p text:style-name="P1"><text:tab/><text:tab/>| ε <text:tab/><text:tab/>{ term‘.syn = term_1‚.syn; }</text:p>
        <text:p text:style-name="P1">unary ::= <text:tab/>! unary_1 <text:tab/>{ unary.node = new Node(„!“, unary_1.node); }</text:p>
        <text:p text:style-name="P1"><text:tab/><text:tab/>| − unary_1 <text:tab/>{ unary.node = new Node(„-“, unary_1.node); }</text:p>
        <text:p text:style-name="P1"><text:tab/><text:tab/>| factor <text:tab/><text:tab/>{ unary.node = factor.node; }</text:p>
        <text:p text:style-name="P1">factor ::= <text:tab/>( assign ) </text:p>
        <text:p text:style-name="P1"><text:tab/><text:tab/>| loc factor' </text:p>
        <text:p text:style-name="P1"><text:tab/><text:tab/>| num <text:tab/><text:tab/>{ factor.node = new Node(num, num.val); }</text:p>
        <text:p text:style-name="P1"><text:tab/><text:tab/>| real <text:tab/><text:tab/>{ factor.node = new Node(real, real.val); }</text:p>
        <text:p text:style-name="P1"><text:tab/><text:tab/>| true <text:tab/><text:tab/>{ factor.node = new Node(true); }</text:p>
        <text:p text:style-name="P1"><text:tab/><text:tab/>| false <text:tab/><text:tab/>{ factor.node = new Node(false); }</text:p>
        <text:p text:style-name="P1"><text:tab/><text:tab/>| string<text:tab/><text:tab/>{ factor.node = new Node(string, string.val); }</text:p>
        <text:p text:style-name="P1">factor' ::=<text:tab/>( optargs) | <text:s/>ε</text:p>
        <text:p text:style-name="P1">optargs ::= <text:tab/>args | ε </text:p>
        <text:p text:style-name="P1">args ::= <text:tab/>assign args'</text:p>
        <text:p text:style-name="P1">args' ::=<text:tab/>, args | ε</text:p>
        <text:p text:style-name="P1">basic ::=<text:tab/>INT_TYPE </text:p>
        <text:p text:style-name="P1"><text:tab/>| REAL_TYPE </text:p>
        <text:p text:style-name="P1"><text:soft-page-break/><text:tab/>| STRING_TYPE </text:p>
        <text:p text:style-name="P1"><text:tab/>| BOOL_TYP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Times New Roman" fo:font-size="12pt" fo:language="de" fo:country="DE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04-22T17:45:14</meta:creation-date>
    <dc:date>2012-05-17T11:02:32</dc:date>
    <dc:creator>Michael Wittig</dc:creator>
    <meta:editing-duration>PT11M26S</meta:editing-duration>
    <meta:editing-cycles>6</meta:editing-cycles>
    <meta:document-statistic meta:table-count="0" meta:image-count="0" meta:object-count="0" meta:page-count="2" meta:paragraph-count="64" meta:word-count="454" meta:character-count="2466" meta:non-whitespace-character-count="1912"/>
  </office:meta>
</office:document-meta>
</file>